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ANO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2">S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Trouver un restaurant près de soi</text:p>
                <text:p/>
                <text:p/>
                <text:p/>
                <text:p>API : Géolocalis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futur client d'un restaurant</text:p>
              </text:list-item>
              <text:list-item>
                <text:p><text:span text:style-name="T3">Je souhaite :</text:span> trouver un restaurant près de moi</text:p>
              </text:list-item>
              <text:list-item>
                <text:p><text:span text:style-name="T3">Afin de :</text:span> pouvoir manger sans trop me déplac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artager des photos prises au restaurant</text:p>
                <text:p/>
                <text:p/>
                <text:p/>
                <text:p>API : Caméra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client attablé</text:p>
              </text:list-item>
              <text:list-item>
                <text:p><text:span text:style-name="T3">Je souhaite :</text:span> pouvoir partager mes repas</text:p>
              </text:list-item>
              <text:list-item>
                <text:p><text:span text:style-name="T4">Afin de :</text:span> permettre aux futurs clients d'avoir un aperçu des plats/du lie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artager un restaurant à un de ses contacts</text:p>
                <text:p/>
                <text:p/>
                <text:p/>
                <text:p>API : Contac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client passé d'un restaurant</text:p>
              </text:list-item>
              <text:list-item>
                <text:p><text:span text:style-name="T3">Je souhaite :</text:span> partager un restaurant à un ami par sms</text:p>
              </text:list-item>
              <text:list-item>
                <text:p><text:span text:style-name="T4">Afin de :</text:span> partager un moment de convivialité avec mes am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prendre les menus dans une langue étrangère</text:p>
                <text:p/>
                <text:p/>
                <text:p/>
                <text:p>API : Globalis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client curieux</text:p>
              </text:list-item>
              <text:list-item>
                <text:p><text:span text:style-name="T3">Je souhaite :</text:span> faire un choix sur tout type de plat</text:p>
              </text:list-item>
              <text:list-item>
                <text:p><text:span text:style-name="T4">Afin de :</text:span> manger un bon rep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voir une application ergonomique reconnaissable parmi les autres</text:p>
                <text:p/>
                <text:p/>
                <text:p/>
                <text:p>API : Thème UI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détenteur d'un smartphone</text:p>
              </text:list-item>
              <text:list-item>
                <text:p><text:span text:style-name="T3">Je souhaite :</text:span> accéder à l'application rapidement en la reconnaissant grâce à son icône <text:s/></text:p>
              </text:list-item>
              <text:list-item>
                <text:p><text:span text:style-name="T4">Afin de :</text:span> ne pas perdre de temps en la cherch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Obtenir des informations sur les restaurants</text:p>
                <text:p/>
                <text:p/>
                <text:p/>
                <text:p>API : Acces remot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futur client d'un restaurant</text:p>
              </text:list-item>
              <text:list-item>
                <text:p><text:span text:style-name="T3">Je souhaite :</text:span> pouvoir accéder aux informations des restaurants près de moi <text:s/></text:p>
              </text:list-item>
              <text:list-item>
                <text:p><text:span text:style-name="T4">Afin de :</text:span> connaître toutes les informations (menus, notes, avis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ouvoir suivre les activités des utilisateurs</text:p>
                <text:p/>
                <text:p/>
                <text:p/>
                <text:p>API : Analytic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Développeur </text:p>
              </text:list-item>
              <text:list-item>
                <text:p><text:span text:style-name="T3">Je souhaite :</text:span> connaître le parcours des utilisateurs </text:p>
              </text:list-item>
              <text:list-item>
                <text:p><text:span text:style-name="T4">Afin de :</text:span> améliorer l'application pour toujours répondre aux exigences de l'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méliorer la navigation</text:p>
                <text:p/>
                <text:p/>
                <text:p/>
                <text:p>API : Framework UI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futur client d'un restaurant </text:p>
              </text:list-item>
              <text:list-item>
                <text:p><text:span text:style-name="T3">Je souhaite :</text:span> naviguer facilement et intuitivement</text:p>
              </text:list-item>
              <text:list-item>
                <text:p><text:span text:style-name="T4">Afin de :</text:span> trouver les informations le plus facilement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loquer l'orientation de l'application</text:p>
                <text:p/>
                <text:p/>
                <text:p/>
                <text:p>API : Device orient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utilisateur quotidien </text:p>
              </text:list-item>
              <text:list-item>
                <text:p><text:span text:style-name="T3">Je souhaite :</text:span> naviguer sur l'application avec un certain confort</text:p>
              </text:list-item>
              <text:list-item>
                <text:p><text:span text:style-name="T4">Afin de :</text:span> avoir une stabilité lors de l'utilisation de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nnaître l'état de la connexion du device</text:p>
                <text:p/>
                <text:p/>
                <text:p/>
                <text:p>API : Network inform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client cherchant un restaurant </text:p>
              </text:list-item>
              <text:list-item>
                <text:p><text:span text:style-name="T3">Je souhaite :</text:span> savoir si je suis connecté à internet</text:p>
              </text:list-item>
              <text:list-item>
                <text:p><text:span text:style-name="T4">Afin de :</text:span> savoir si je peux utiliser pleinement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méliorer l'immersion de l'utilisateur dans l'application</text:p>
                <text:p/>
                <text:p/>
                <text:p/>
                <text:p>API : Status ba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En tant que :</text:span> homme d'affaires hyperactif <text:s/></text:p>
              </text:list-item>
              <text:list-item>
                <text:p><text:span text:style-name="T3">Je souhaite :</text:span> avoir accès à toutes mes notifications</text:p>
              </text:list-item>
              <text:list-item>
                <text:p><text:span text:style-name="T4">Afin de :</text:span> conserver mes activités externes tout en navigant sur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1:28:07.895644370</meta:creation-date>
    <dc:date>2016-04-25T15:50:06.125421362</dc:date>
    <meta:editing-duration>PT10M11S</meta:editing-duration>
    <meta:editing-cycles>4</meta:editing-cycles>
    <meta:generator>LibreOffice/4.2.8.2$Linux_X86_64 LibreOffice_project/420m0$Build-2</meta:generator>
    <meta:document-statistic meta:object-count="92"/>
  </office:meta>
</office:document-meta>
</file>